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3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5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36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2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3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4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5" style:family="table-cell" style:parent-style-name="Default" style:data-style-name="N0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6" style:family="table-cell" style:parent-style-name="Default" style:data-style-name="N107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7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7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1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4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5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32" office:value-type="float" office:value="32" calcext:value-type="float">
            <text:p>32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4]" office:value-type="float" office:value="100" calcext:value-type="float">
            <text:p>100</text:p>
          </table:table-cell>
          <table:table-cell table:style-name="ce46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50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5]" office:value-type="float" office:value="100" calcext:value-type="float">
            <text:p>100</text:p>
          </table:table-cell>
          <table:table-cell table:style-name="ce46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50" table:formula="of:=[.H6] + [.$C$34]*[.$C22] + [.$D$34]*[.$D22] + [.$E$34]*[.$E22] + [.$F$34]*[.$F22] + [.$G$34]*[.$G22] + [.$H$34]*[.$H22]" office:value-type="float" office:value="95.6785" calcext:value-type="float">
            <text:p>95,67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5" table:formula="of:=[.E6]" office:value-type="float" office:value="87" calcext:value-type="float">
            <text:p>87</text:p>
          </table:table-cell>
          <table:table-cell table:style-name="ce46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50" table:formula="of:=[.H7] + [.$C$34]*[.$C23] + [.$D$34]*[.$D23] + [.$E$34]*[.$E23] + [.$F$34]*[.$F23] + [.$G$34]*[.$G23] + [.$H$34]*[.$H23]" office:value-type="float" office:value="86.04625" calcext:value-type="float">
            <text:p>86,04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80" calcext:value-type="float">
            <text:p>80</text:p>
          </table:table-cell>
          <table:table-cell table:style-name="ce45" table:formula="of:=[.E7]" office:value-type="float" office:value="80" calcext:value-type="float">
            <text:p>80</text:p>
          </table:table-cell>
          <table:table-cell table:style-name="ce46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50" table:formula="of:=[.H8] + [.$C$34]*[.$C24] + [.$D$34]*[.$D24] + [.$E$34]*[.$E24] + [.$F$34]*[.$F24] + [.$G$34]*[.$G24] + [.$H$34]*[.$H24]" office:value-type="float" office:value="80.0795" calcext:value-type="float">
            <text:p>80,08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0" calcext:value-type="float">
            <text:p>70</text:p>
          </table:table-cell>
          <table:table-cell table:style-name="ce45" table:formula="of:=[.E8]" office:value-type="float" office:value="70" calcext:value-type="float">
            <text:p>70</text:p>
          </table:table-cell>
          <table:table-cell table:style-name="ce46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50" table:formula="of:=[.H9] + [.$C$34]*[.$C25] + [.$D$34]*[.$D25] + [.$E$34]*[.$E25] + [.$F$34]*[.$F25] + [.$G$34]*[.$G25] + [.$H$34]*[.$H25]" office:value-type="float" office:value="70.01875" calcext:value-type="float">
            <text:p>70,01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5" table:formula="of:=[.E9]" office:value-type="float" office:value="60" calcext:value-type="float">
            <text:p>60</text:p>
          </table:table-cell>
          <table:table-cell table:style-name="ce46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50" table:formula="of:=[.H10] + [.$C$34]*[.$C26] + [.$D$34]*[.$D26] + [.$E$34]*[.$E26] + [.$F$34]*[.$F26] + [.$G$34]*[.$G26] + [.$H$34]*[.$H26]" office:value-type="float" office:value="61.7085" calcext:value-type="float">
            <text:p>61,70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5" table:formula="of:=[.E10]" office:value-type="float" office:value="50" calcext:value-type="float">
            <text:p>50</text:p>
          </table:table-cell>
          <table:table-cell table:style-name="ce46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50" table:formula="of:=[.H11] + [.$C$34]*[.$C27] + [.$D$34]*[.$D27] + [.$E$34]*[.$E27] + [.$F$34]*[.$F27] + [.$G$34]*[.$G27] + [.$H$34]*[.$H27]" office:value-type="float" office:value="48.26475" calcext:value-type="float">
            <text:p>48,26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5" table:formula="of:=[.E11]" office:value-type="float" office:value="38" calcext:value-type="float">
            <text:p>38</text:p>
          </table:table-cell>
          <table:table-cell table:style-name="ce46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50" table:formula="of:=[.H12] + [.$C$34]*[.$C28] + [.$D$34]*[.$D28] + [.$E$34]*[.$E28] + [.$F$34]*[.$F28] + [.$G$34]*[.$G28] + [.$H$34]*[.$H28]" office:value-type="float" office:value="38.016" calcext:value-type="float">
            <text:p>38,01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style-name="ce45" table:formula="of:=[.E12]" office:value-type="float" office:value="23" calcext:value-type="float">
            <text:p>23</text:p>
          </table:table-cell>
          <table:table-cell table:style-name="ce46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50" table:formula="of:=[.H13] + [.$C$34]*[.$C29] + [.$D$34]*[.$D29] + [.$E$34]*[.$E29] + [.$F$34]*[.$F29] + [.$G$34]*[.$G29] + [.$H$34]*[.$H29]" office:value-type="float" office:value="21.0815" calcext:value-type="float">
            <text:p>21,082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5" table:formula="of:=[.E13]" office:value-type="float" office:value="12" calcext:value-type="float">
            <text:p>12</text:p>
          </table:table-cell>
          <table:table-cell table:style-name="ce46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50" table:formula="of:=[.H14] + [.$C$34]*[.$C30] + [.$D$34]*[.$D30] + [.$E$34]*[.$E30] + [.$F$34]*[.$F30] + [.$G$34]*[.$G30] + [.$H$34]*[.$H30]" office:value-type="float" office:value="4.4295" calcext:value-type="float">
            <text:p>4,43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5" table:formula="of:=[.E14]" office:value-type="float" office:value="5" calcext:value-type="float">
            <text:p>5</text:p>
          </table:table-cell>
          <table:table-cell table:style-name="ce46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50" table:formula="of:=[.H15] + [.$C$34]*[.$C31] + [.$D$34]*[.$D31] + [.$E$34]*[.$E31] + [.$F$34]*[.$F31] + [.$G$34]*[.$G31] + [.$H$34]*[.$H31]" office:value-type="float" office:value="0.97725" calcext:value-type="float">
            <text:p>0,977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2" calcext:value-type="float">
            <text:p>2</text:p>
          </table:table-cell>
          <table:table-cell table:style-name="ce45" table:formula="of:=[.E15]" office:value-type="float" office:value="2" calcext:value-type="float">
            <text:p>2</text:p>
          </table:table-cell>
          <table:table-cell table:style-name="ce46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50" table:formula="of:=[.H16] + [.$C$34]*[.$C32] + [.$D$34]*[.$D32] + [.$E$34]*[.$E32] + [.$F$34]*[.$F32] + [.$G$34]*[.$G32] + [.$H$34]*[.$H32]" office:value-type="float" office:value="0.23275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5" table:formula="of:=[.E16]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36" office:value-type="float" office:value="32" calcext:value-type="float">
            <text:p>32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.8" calcext:value-type="float">
            <text:p>25,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56.7" calcext:value-type="float">
            <text:p>56,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9.4" calcext:value-type="float">
            <text:p>9,4</text:p>
          </table:table-cell>
          <table:table-cell table:style-name="ce41" office:value-type="float" office:value="15.5" calcext:value-type="float">
            <text:p>15,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1.1" calcext:value-type="float">
            <text:p>1,1</text:p>
          </table:table-cell>
          <table:table-cell table:style-name="ce41" office:value-type="float" office:value="27.7" calcext:value-type="float">
            <text:p>27,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0.8" calcext:value-type="float">
            <text:p>0,8</text:p>
          </table:table-cell>
          <table:table-cell table:style-name="ce41" office:value-type="float" office:value="23.4" calcext:value-type="float">
            <text:p>23,4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.5" calcext:value-type="float">
            <text:p>32,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17.5" calcext:value-type="float">
            <text:p>17,5</text:p>
          </table:table-cell>
          <table:table-cell table:style-name="ce41" office:value-type="float" office:value="4.7" calcext:value-type="float">
            <text:p>4,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3.7" calcext:value-type="float">
            <text:p>33,7</text:p>
          </table:table-cell>
          <table:table-cell table:style-name="ce41" office:value-type="float" office:value="0.7" calcext:value-type="float">
            <text:p>0,7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33.3" calcext:value-type="float">
            <text:p>33,3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6.6" calcext:value-type="float">
            <text:p>6,6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3" calcext:value-type="float">
            <text:p>0,3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1.3" calcext:value-type="float">
            <text:p>1,3</text:p>
          </table:table-cell>
          <table:table-cell table:number-columns-repeated="2"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style-name="ce42" office:value-type="float" office:value="0.3" calcext:value-type="float">
            <text:p>0,3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office:value-type="float" office:value="0.1" calcext:value-type="float">
            <text:p>0,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43" table:formula="of:=680/SUM(680; 460; 700)" office:value-type="percentage" office:value="0.369565217391304" calcext:value-type="percentage">
            <text:p>36,957%</text:p>
          </table:table-cell>
          <table:table-cell table:style-name="ce43" table:formula="of:=460/SUM(680; 460; 700)" office:value-type="percentage" office:value="0.25" calcext:value-type="percentage">
            <text:p>25%</text:p>
          </table:table-cell>
          <table:table-cell table:style-name="ce43" table:formula="of:=700/SUM(680; 460; 700)" office:value-type="percentage" office:value="0.380434782608696" calcext:value-type="percentage">
            <text:p>38,043%</text:p>
          </table:table-cell>
          <table:table-cell table:number-columns-repeated="2" table:style-name="ce43" office:value-type="percentage" office:value="0" calcext:value-type="percentage">
            <text:p>0%</text:p>
          </table:table-cell>
          <table:table-cell table:style-name="ce54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44" office:value-type="percentage" office:value="0.495" calcext:value-type="percentage">
            <text:p>49,5%</text:p>
          </table:table-cell>
          <table:table-cell table:style-name="ce44" office:value-type="percentage" office:value="0.3375" calcext:value-type="percentage">
            <text:p>33,75%</text:p>
          </table:table-cell>
          <table:table-cell table:style-name="ce44" office:value-type="percentage" office:value="0.1675" calcext:value-type="percentage">
            <text:p>16,75%</text:p>
          </table:table-cell>
          <table:table-cell table:number-columns-repeated="2" table:style-name="ce44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o analyse" table:style-name="ta1">
        <table:table-column table:style-name="co2" table:number-columns-repeated="1024" table:default-cell-style-name="ce57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0]" office:value-type="float" office:value="0" calcext:value-type="float">
            <text:p>0</text:p>
          </table:table-cell>
          <table:table-cell table:style-name="ce58" table:formula="of:=[$'Chart data'.D20]" office:value-type="float" office:value="0" calcext:value-type="float">
            <text:p>0</text:p>
          </table:table-cell>
          <table:table-cell table:style-name="ce58" table:formula="of:=[$'Chart data'.E20]" office:value-type="float" office:value="0" calcext:value-type="float">
            <text:p>0</text:p>
          </table:table-cell>
          <table:table-cell table:style-name="ce58" table:formula="of:=[$'Chart data'.F20]" office:value-type="float" office:value="0" calcext:value-type="float">
            <text:p>0</text:p>
          </table:table-cell>
          <table:table-cell table:style-name="ce58" table:formula="of:=[$'Chart data'.G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1]" office:value-type="float" office:value="0" calcext:value-type="float">
            <text:p>0</text:p>
          </table:table-cell>
          <table:table-cell table:style-name="ce58" table:formula="of:=[$'Chart data'.D21]" office:value-type="float" office:value="0" calcext:value-type="float">
            <text:p>0</text:p>
          </table:table-cell>
          <table:table-cell table:style-name="ce58" table:formula="of:=[$'Chart data'.E21]" office:value-type="float" office:value="25.8" calcext:value-type="float">
            <text:p>25,8</text:p>
          </table:table-cell>
          <table:table-cell table:style-name="ce58" table:formula="of:=[$'Chart data'.F21]" office:value-type="float" office:value="0" calcext:value-type="float">
            <text:p>0</text:p>
          </table:table-cell>
          <table:table-cell table:style-name="ce58" table:formula="of:=[$'Chart data'.G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2]" office:value-type="float" office:value="0" calcext:value-type="float">
            <text:p>0</text:p>
          </table:table-cell>
          <table:table-cell table:style-name="ce58" table:formula="of:=[$'Chart data'.D22]" office:value-type="float" office:value="0.4" calcext:value-type="float">
            <text:p>0,4</text:p>
          </table:table-cell>
          <table:table-cell table:style-name="ce58" table:formula="of:=[$'Chart data'.E22]" office:value-type="float" office:value="56.7" calcext:value-type="float">
            <text:p>56,7</text:p>
          </table:table-cell>
          <table:table-cell table:style-name="ce58" table:formula="of:=[$'Chart data'.F22]" office:value-type="float" office:value="0" calcext:value-type="float">
            <text:p>0</text:p>
          </table:table-cell>
          <table:table-cell table:style-name="ce58" table:formula="of:=[$'Chart data'.G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3]" office:value-type="float" office:value="0.4" calcext:value-type="float">
            <text:p>0,4</text:p>
          </table:table-cell>
          <table:table-cell table:style-name="ce58" table:formula="of:=[$'Chart data'.D23]" office:value-type="float" office:value="9.4" calcext:value-type="float">
            <text:p>9,4</text:p>
          </table:table-cell>
          <table:table-cell table:style-name="ce58" table:formula="of:=[$'Chart data'.E23]" office:value-type="float" office:value="15.5" calcext:value-type="float">
            <text:p>15,5</text:p>
          </table:table-cell>
          <table:table-cell table:style-name="ce58" table:formula="of:=[$'Chart data'.F23]" office:value-type="float" office:value="0" calcext:value-type="float">
            <text:p>0</text:p>
          </table:table-cell>
          <table:table-cell table:style-name="ce58" table:formula="of:=[$'Chart data'.G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4]" office:value-type="float" office:value="1.1" calcext:value-type="float">
            <text:p>1,1</text:p>
          </table:table-cell>
          <table:table-cell table:style-name="ce58" table:formula="of:=[$'Chart data'.D24]" office:value-type="float" office:value="27.7" calcext:value-type="float">
            <text:p>27,7</text:p>
          </table:table-cell>
          <table:table-cell table:style-name="ce58" table:formula="of:=[$'Chart data'.E24]" office:value-type="float" office:value="1" calcext:value-type="float">
            <text:p>1</text:p>
          </table:table-cell>
          <table:table-cell table:style-name="ce58" table:formula="of:=[$'Chart data'.F24]" office:value-type="float" office:value="0" calcext:value-type="float">
            <text:p>0</text:p>
          </table:table-cell>
          <table:table-cell table:style-name="ce58" table:formula="of:=[$'Chart data'.G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5]" office:value-type="float" office:value="0.8" calcext:value-type="float">
            <text:p>0,8</text:p>
          </table:table-cell>
          <table:table-cell table:style-name="ce58" table:formula="of:=[$'Chart data'.D25]" office:value-type="float" office:value="23.4" calcext:value-type="float">
            <text:p>23,4</text:p>
          </table:table-cell>
          <table:table-cell table:style-name="ce58" table:formula="of:=[$'Chart data'.E25]" office:value-type="float" office:value="0.1" calcext:value-type="float">
            <text:p>0,1</text:p>
          </table:table-cell>
          <table:table-cell table:style-name="ce58" table:formula="of:=[$'Chart data'.F25]" office:value-type="float" office:value="0" calcext:value-type="float">
            <text:p>0</text:p>
          </table:table-cell>
          <table:table-cell table:style-name="ce58" table:formula="of:=[$'Chart data'.G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6]" office:value-type="float" office:value="5" calcext:value-type="float">
            <text:p>5</text:p>
          </table:table-cell>
          <table:table-cell table:style-name="ce58" table:formula="of:=[$'Chart data'.D26]" office:value-type="float" office:value="32.5" calcext:value-type="float">
            <text:p>32,5</text:p>
          </table:table-cell>
          <table:table-cell table:style-name="ce58" table:formula="of:=[$'Chart data'.E26]" office:value-type="float" office:value="0" calcext:value-type="float">
            <text:p>0</text:p>
          </table:table-cell>
          <table:table-cell table:style-name="ce58" table:formula="of:=[$'Chart data'.F26]" office:value-type="float" office:value="0" calcext:value-type="float">
            <text:p>0</text:p>
          </table:table-cell>
          <table:table-cell table:style-name="ce58" table:formula="of:=[$'Chart data'.G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7]" office:value-type="float" office:value="17.5" calcext:value-type="float">
            <text:p>17,5</text:p>
          </table:table-cell>
          <table:table-cell table:style-name="ce58" table:formula="of:=[$'Chart data'.D27]" office:value-type="float" office:value="4.7" calcext:value-type="float">
            <text:p>4,7</text:p>
          </table:table-cell>
          <table:table-cell table:style-name="ce58" table:formula="of:=[$'Chart data'.E27]" office:value-type="float" office:value="0" calcext:value-type="float">
            <text:p>0</text:p>
          </table:table-cell>
          <table:table-cell table:style-name="ce58" table:formula="of:=[$'Chart data'.F27]" office:value-type="float" office:value="0" calcext:value-type="float">
            <text:p>0</text:p>
          </table:table-cell>
          <table:table-cell table:style-name="ce58" table:formula="of:=[$'Chart data'.G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8]" office:value-type="float" office:value="33.7" calcext:value-type="float">
            <text:p>33,7</text:p>
          </table:table-cell>
          <table:table-cell table:style-name="ce58" table:formula="of:=[$'Chart data'.D28]" office:value-type="float" office:value="0.7" calcext:value-type="float">
            <text:p>0,7</text:p>
          </table:table-cell>
          <table:table-cell table:style-name="ce58" table:formula="of:=[$'Chart data'.E28]" office:value-type="float" office:value="0.1" calcext:value-type="float">
            <text:p>0,1</text:p>
          </table:table-cell>
          <table:table-cell table:style-name="ce58" table:formula="of:=[$'Chart data'.F28]" office:value-type="float" office:value="0" calcext:value-type="float">
            <text:p>0</text:p>
          </table:table-cell>
          <table:table-cell table:style-name="ce58" table:formula="of:=[$'Chart data'.G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9]" office:value-type="float" office:value="33.3" calcext:value-type="float">
            <text:p>33,3</text:p>
          </table:table-cell>
          <table:table-cell table:style-name="ce58" table:formula="of:=[$'Chart data'.D29]" office:value-type="float" office:value="0.4" calcext:value-type="float">
            <text:p>0,4</text:p>
          </table:table-cell>
          <table:table-cell table:style-name="ce58" table:formula="of:=[$'Chart data'.E29]" office:value-type="float" office:value="0.2" calcext:value-type="float">
            <text:p>0,2</text:p>
          </table:table-cell>
          <table:table-cell table:style-name="ce58" table:formula="of:=[$'Chart data'.F29]" office:value-type="float" office:value="0" calcext:value-type="float">
            <text:p>0</text:p>
          </table:table-cell>
          <table:table-cell table:style-name="ce58" table:formula="of:=[$'Chart data'.G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0]" office:value-type="float" office:value="6.6" calcext:value-type="float">
            <text:p>6,6</text:p>
          </table:table-cell>
          <table:table-cell table:style-name="ce58" table:formula="of:=[$'Chart data'.D30]" office:value-type="float" office:value="0.4" calcext:value-type="float">
            <text:p>0,4</text:p>
          </table:table-cell>
          <table:table-cell table:style-name="ce58" table:formula="of:=[$'Chart data'.E30]" office:value-type="float" office:value="0.3" calcext:value-type="float">
            <text:p>0,3</text:p>
          </table:table-cell>
          <table:table-cell table:style-name="ce58" table:formula="of:=[$'Chart data'.F30]" office:value-type="float" office:value="0" calcext:value-type="float">
            <text:p>0</text:p>
          </table:table-cell>
          <table:table-cell table:style-name="ce58" table:formula="of:=[$'Chart data'.G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1]" office:value-type="float" office:value="1.3" calcext:value-type="float">
            <text:p>1,3</text:p>
          </table:table-cell>
          <table:table-cell table:style-name="ce58" table:formula="of:=[$'Chart data'.D31]" office:value-type="float" office:value="0.2" calcext:value-type="float">
            <text:p>0,2</text:p>
          </table:table-cell>
          <table:table-cell table:style-name="ce58" table:formula="of:=[$'Chart data'.E31]" office:value-type="float" office:value="0.2" calcext:value-type="float">
            <text:p>0,2</text:p>
          </table:table-cell>
          <table:table-cell table:style-name="ce58" table:formula="of:=[$'Chart data'.F31]" office:value-type="float" office:value="0" calcext:value-type="float">
            <text:p>0</text:p>
          </table:table-cell>
          <table:table-cell table:style-name="ce58" table:formula="of:=[$'Chart data'.G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2]" office:value-type="float" office:value="0.3" calcext:value-type="float">
            <text:p>0,3</text:p>
          </table:table-cell>
          <table:table-cell table:style-name="ce58" table:formula="of:=[$'Chart data'.D32]" office:value-type="float" office:value="0.2" calcext:value-type="float">
            <text:p>0,2</text:p>
          </table:table-cell>
          <table:table-cell table:style-name="ce58" table:formula="of:=[$'Chart data'.E32]" office:value-type="float" office:value="0.1" calcext:value-type="float">
            <text:p>0,1</text:p>
          </table:table-cell>
          <table:table-cell table:style-name="ce58" table:formula="of:=[$'Chart data'.F32]" office:value-type="float" office:value="0" calcext:value-type="float">
            <text:p>0</text:p>
          </table:table-cell>
          <table:table-cell table:style-name="ce58" table:formula="of:=[$'Chart data'.G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57">
      <number:number number:decimal-places="3" number:min-decimal-places="0" number:min-integer-digits="1" number:decimal-replacement=""/>
      <number:text>%</number:text>
    </number:percentage-style>
    <number:percentage-style style:name="N156">
      <number:number number:decimal-places="1" number:min-decimal-places="0" number:min-integer-digits="1" number:decimal-replacement=""/>
      <number:text>%</number:text>
    </number:percentage-style>
    <number:number-style style:name="N155">
      <number:number number:decimal-places="0" number:min-decimal-places="0" number:min-integer-digits="1"/>
      <number:text>%</number:text>
    </number:number-style>
    <number:percentage-style style:name="N154">
      <number:number number:decimal-places="1" number:min-decimal-places="1" number:min-integer-digits="1"/>
      <number:text>%</number:text>
    </number:percentag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5P2" style:volatile="true">
      <number:text> </number:text>
      <number:fill-character> </number:fill-character>
      <number:text>- zł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1P2" style:volatile="true">
      <number:text> </number:text>
      <number:fill-character> </number:fill-character>
      <number:text>-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0" number:min-decimal-places="0" number:min-integer-digits="1" number:grouping="true"/>
      <number:text> zł</number:text>
    </number:number-style>
    <number:number-style style:name="N13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6P0"/>
    </number:number-style>
    <number:percentage-style style:name="N134">
      <number:number number:decimal-places="2" number:min-decimal-places="2" number:min-integer-digits="1" number:display-factor="1000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time-style style:name="N132">
      <number:minutes number:style="long"/>
      <number:text>:</number:text>
      <number:seconds number:style="long"/>
    </number:time-style>
    <number:number-style style:name="N131P0" style:volatile="true">
      <number:number number:decimal-places="2" number:min-decimal-places="2" number:min-integer-digits="1" number:grouping="true"/>
      <number:text> zł</number:text>
    </number:number-style>
    <number:number-style style:name="N13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9P0"/>
    </number:number-style>
    <number:time-style style:name="N127">
      <number:minutes number:style="long"/>
      <number:text>:</number:text>
      <number:seconds number:style="long" number:decimal-places="1"/>
    </number:time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4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date-style style:name="N122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22">
      <number:text-content/>
      <style:map style:condition="value()&lt;=1.7976931348623157E+308" style:apply-style-name="N122P0"/>
    </number:text-style>
    <number:time-style style:name="N120">
      <number:hours/>
      <number:text>:</number:text>
      <number:minutes number:style="long"/>
      <number:text> </number:text>
      <number:am-pm/>
    </number:time-style>
    <number:number-style style:name="N119">
      <number:number number:decimal-places="1" number:min-decimal-places="1" number:min-integer-digits="1"/>
    </number:number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5P0" style:volatile="true">
      <number:number number:decimal-places="0" number:min-decimal-places="0" number:min-integer-digits="1" number:grouping="true"/>
      <number:text>     </number:text>
    </number:number-style>
    <number:number-style style:name="N115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5P0"/>
    </number:number-style>
    <number:number-style style:name="N114">
      <number:number number:decimal-places="3" number:min-decimal-places="3" number:min-integer-digits="1"/>
    </number:number-style>
    <number:number-style style:name="N113P0" style:volatile="true">
      <number:number number:decimal-places="0" number:min-decimal-places="0" number:min-integer-digits="1" number:grouping="true"/>
      <number:text>  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3P0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10P0" style:volatile="true">
      <number:number number:decimal-places="2" number:min-decimal-places="2" number:min-integer-digits="1" number:grouping="true"/>
      <number:text>  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0P0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3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1T09:04:43.161739797</dc:date>
    <meta:editing-duration>PT1H59M34S</meta:editing-duration>
    <meta:editing-cycles>29</meta:editing-cycles>
    <meta:document-statistic meta:table-count="2" meta:cell-count="3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4:'Chart data'.D16 'Chart data'.B3:'Chart data'.D3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'Chart data'.C3:'Chart data'.C3</svg:desc>
                </draw:g>
              </table:table-cell>
              <table:table-cell office:value-type="string">
                <text:p>Min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785">
                <text:p>95.678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4625">
                <text:p>86.046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795">
                <text:p>80.0795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70.01875">
                <text:p>70.018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7085">
                <text:p>61.70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475">
                <text:p>48.264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6">
                <text:p>38.0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5">
                <text:p>21.081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5">
                <text:p>4.4295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5">
                <text:p>0.97725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5">
                <text:p>0.232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</office:styles>
</office:document-styles>
</file>